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IncludePipe.startPrefixMapping( String prefix , String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IncludePipe.startEntity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IncludePipe.processingInstruction( String target , String 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IncludePipe.isEvaluatingConten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IncludePipe.getLoc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IncludeTransformer.setup( SourceResolver resolver , Map objectModel , String source , Parameters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IncludeTransformer.setConsumer( XMLConsumer consu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IncludePipe.end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IncludeTransformer.setContentHandler( Content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IncludePipe.endEntity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IncludePipe.startCDAT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IncludePipe.endCDAT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IncludePipe.endElement( String uri , String name , String raw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XIncludePipe.getPa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IncludeTransforme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IncludePipe.setParent( XIncludePip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IncludePipe.getXpoin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IncludePipe.setDocumentLocator( Locator locato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XIncludeTransformer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IncludePipe.ignorableWhitespace( char c [ ] , int start , int l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IncludeTransformer.getValid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IncludePipe.getHre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IncludePipe.init( String uri , String xpoin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IncludePipe.characters( char c [ ] , int start , int l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IncludePipe.processXIncludeElement( String href , String parse , String xpointer )</text:p>
          </table:table-cell>
          <table:table-cell office:value-type="float" office:value="30">
            <text:p text:style-name="Table_20_Contents">30</text:p>
          </table:table-cell>
          <table:table-cell office:value-type="float" office:value="28">
            <text:p text:style-name="Table_20_Contents">28</text:p>
          </table:table-cell>
          <table:table-cell office:value-type="float" office:value="118">
            <text:p text:style-name="Table_20_Contents">118</text:p>
          </table:table-cell>
        </table:table-row>
        <table:table-row>
          <table:table-cell office:value-type="string">
            <text:p text:style-name="Table_20_Contents">XIncludeTransformer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IncludePipe.comment( char ch [ ] , int start , int l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IncludeTransformer.setLexicalHandler( Lexical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IncludePipe.skippedEntity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IncludePipe.endPrefixMapping( String prefi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IncludePipe.isLoopInclusion( String uri , String xpointer )</text:p>
          </table:table-cell>
          <table:table-cell office:value-type="float" office:value="9">
            <text:p text:style-name="Table_20_Contents">9</text:p>
          </table:table-cell>
          <table:table-cell office:value-type="float" office:value="6">
            <text:p text:style-name="Table_20_Contents">6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XIncludePipe.startElement( String uri , String name , String raw , Attributes attr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">
            <text:p text:style-name="Table_20_Contents">2</text:p>
          </table:table-cell>
          <table:table-cell office:value-type="float" office:value="28">
            <text:p text:style-name="Table_20_Contents">2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